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color="#729fcf" draw:fill-image-name="_35__20_Percent" draw:opacity="50%" draw:textarea-horizontal-align="justify" draw:textarea-vertical-align="middle" draw:auto-grow-height="false" fo:min-height="11.35cm" fo:min-width="2.5cm"/>
      <style:paragraph-properties style:writing-mode="lr-tb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18cm" fo:min-width="1.268cm"/>
      <style:paragraph-properties style:writing-mode="lr-tb"/>
    </style:style>
    <style:style style:name="gr3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518cm" fo:min-width="1.26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fill="solid" draw:fill-color="#ffd428" draw:textarea-horizontal-align="justify" draw:textarea-vertical-align="middle" draw:auto-grow-height="false" fo:min-height="1.306cm" fo:min-width="1.05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botto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5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5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161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55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P2" style:family="paragraph">
      <loext:graphic-properties draw:fill="bitmap" draw:fill-color="#729fcf" draw:fill-image-name="_35__20_Percent" draw:opacity="50%"/>
      <style:paragraph-properties fo:text-align="center" style:writing-mode="lr-tb"/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P3" style:family="paragraph">
      <style:paragraph-properties fo:text-align="center" style:writing-mode="lr-tb"/>
      <style:text-properties style:font-name="Liberation Serif" fo:font-style="italic" style:font-style-asian="italic" style:font-style-complex="italic"/>
    </style:style>
    <style:style style:name="P4" style:family="paragraph">
      <loext:graphic-properties draw:fill="solid" draw:fill-color="#afd095"/>
      <style:paragraph-properties fo:text-align="center" style:writing-mode="lr-tb"/>
      <style:text-properties style:font-name="Liberation Serif" fo:font-style="italic" style:font-style-asian="italic" style:font-style-complex="italic"/>
    </style:style>
    <style:style style:name="P5" style:family="paragraph">
      <loext:graphic-properties draw:fill="solid" draw:fill-color="#ffa6a6"/>
      <style:paragraph-properties fo:text-align="center" style:writing-mode="lr-tb"/>
      <style:text-properties style:font-name="Liberation Serif" fo:font-style="italic" style:font-style-asian="italic" style:font-style-complex="italic"/>
    </style:style>
    <style:style style:name="P6" style:family="paragraph">
      <style:paragraph-properties fo:text-align="center" style:writing-mode="lr-tb"/>
      <style:text-properties style:font-name="Liberation Serif" fo:font-size="20pt" fo:font-style="italic" style:font-size-asian="20pt" style:font-size-complex="2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P9" style:family="paragraph">
      <loext:graphic-properties draw:fill="solid" draw:fill-color="#ffd428"/>
      <style:paragraph-properties fo:text-align="center" style:writing-mode="lr-tb"/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P10" style:family="paragraph">
      <loext:graphic-properties draw:fill="solid"/>
      <style:paragraph-properties fo:text-align="center" style:writing-mode="lr-tb"/>
      <style:text-properties style:font-name="Liberation Serif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position="-33% 58%" style:font-name="Liberation Serif" fo:font-style="italic" style:font-style-asian="italic" style:font-style-complex="italic"/>
    </style:style>
    <style:style style:name="T6" style:family="text">
      <style:text-properties style:font-name="Liberation Serif" fo:font-size="20pt" fo:font-style="italic" style:font-size-asian="20pt" style:font-size-complex="20pt"/>
    </style:style>
    <style:style style:name="T7" style:family="text">
      <style:text-properties style:text-position="-33% 58%" style:font-name="Liberation Serif" fo:font-size="20pt" fo:font-style="italic" style:font-size-asian="20pt" style:font-size-complex="20pt"/>
    </style:style>
    <style:style style:name="T8" style:family="text">
      <style:text-properties style:font-name="Liberation Serif1" fo:font-size="20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9" style:family="text">
      <style:text-properties style:font-name="Liberation Serif1" style:font-name-asian="Liberation Serif1" style:font-name-complex="Liberation Serif1"/>
    </style:style>
    <style:style style:name="T10" style:family="text">
      <style:text-properties style:text-position="-33% 58%" style:font-name="Liberation Serif"/>
    </style:style>
    <style:style style:name="T11" style:family="text">
      <style:text-properties style:font-name="Liberation Serif"/>
    </style:style>
    <style:style style:name="T12" style:family="text">
      <style:text-properties style:text-position="-33% 58%" style:font-name="Liberation Serif1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3cm" svg:height="11.6cm" svg:x="1.5cm" svg:y="13.1cm">
          <text:p text:style-name="P1"><text:span text:style-name="T1">x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5cm" svg:height="2.5cm" svg:x="11cm" svg:y="1.2cm">
          <text:p text:style-name="P3"><text:span text:style-name="T3">K(</text:span><text:span text:style-name="T4">x</text:span><text:span text:style-name="T5">2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2.5cm" svg:height="2.5cm" svg:x="11.001cm" svg:y="4.201cm">
          <text:p text:style-name="P3"><text:span text:style-name="T3">K(</text:span><text:span text:style-name="T4">x</text:span><text:span text:style-name="T5">6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2.5cm" svg:height="2.5cm" svg:x="11.002cm" svg:y="7.202cm">
          <text:p text:style-name="P3"><text:span text:style-name="T3">K(</text:span><text:span text:style-name="T4">x</text:span><text:span text:style-name="T5">9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5cm" svg:height="2.5cm" svg:x="11.003cm" svg:y="10.203cm">
          <text:p text:style-name="P3"><text:span text:style-name="T3">K(x</text:span><text:span text:style-name="T5">2</text:span><text:span text:style-name="T3">,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2.5cm" svg:height="2.5cm" svg:x="11.004cm" svg:y="13.204cm">
          <text:p text:style-name="P3"><text:span text:style-name="T3">K(</text:span><text:span text:style-name="T4">x</text:span><text:span text:style-name="T5">12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2.5cm" svg:height="2.5cm" svg:x="11.004cm" svg:y="10.204cm">
          <text:p text:style-name="P3"><text:span text:style-name="T3">K(</text:span><text:span text:style-name="T4">x</text:span><text:span text:style-name="T5">11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2.5cm" svg:height="2.5cm" svg:x="11.004cm" svg:y="16.304cm">
          <text:p text:style-name="P3"><text:span text:style-name="T3">K(</text:span><text:span text:style-name="T4">x</text:span><text:span text:style-name="T5">15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8" draw:id="id8" draw:layer="layout" svg:width="2.5cm" svg:height="2.5cm" svg:x="11.004cm" svg:y="19.204cm">
          <text:p text:style-name="P3"><text:span text:style-name="T3">K(</text:span><text:span text:style-name="T4">x</text:span><text:span text:style-name="T5">23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2.5cm" svg:height="2.5cm" svg:x="11.005cm" svg:y="22.205cm">
          <text:p text:style-name="P3"><text:span text:style-name="T3">K(</text:span><text:span text:style-name="T4">x</text:span><text:span text:style-name="T5">25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2.5cm" svg:height="2.5cm" svg:x="11.006cm" svg:y="25.206cm">
          <text:p text:style-name="P3"><text:span text:style-name="T3">K(</text:span><text:span text:style-name="T4">x</text:span><text:span text:style-name="T5">28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2.5cm" svg:height="2.5cm" svg:x="11.007cm" svg:y="28.207cm">
          <text:p text:style-name="P3"><text:span text:style-name="T3">K(</text:span><text:span text:style-name="T4">x</text:span><text:span text:style-name="T5">30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2" draw:id="id12" draw:layer="layout" svg:width="2.5cm" svg:height="2.5cm" svg:x="11.008cm" svg:y="31.208cm">
          <text:p text:style-name="P3"><text:span text:style-name="T3">K(</text:span><text:span text:style-name="T4">x</text:span><text:span text:style-name="T5">3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" draw:id="id13" draw:layer="layout" svg:width="2.5cm" svg:height="2.5cm" svg:x="11.009cm" svg:y="34.209cm">
          <text:p text:style-name="P3"><text:span text:style-name="T3">K(</text:span><text:span text:style-name="T4">x</text:span><text:span text:style-name="T5">7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4" draw:id="id14" draw:layer="layout" svg:width="2.5cm" svg:height="2.5cm" svg:x="11.01cm" svg:y="37.21cm">
          <text:p text:style-name="P3"><text:span text:style-name="T3">K(</text:span><text:span text:style-name="T4">x</text:span><text:span text:style-name="T5">31</text:span><text:span text:style-name="T3">,</text:span><text:span text:style-name="T4">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layout" svg:width="2cm" svg:height="2cm" svg:x="2cm" svg:y="16.615cm">
          <text:p text:style-name="P6"><text:span text:style-name="T6">x</text:span><text:span text:style-name="T7">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6" xml:id="id15" draw:id="id15" draw:layer="layout" svg:width="2cm" svg:height="2cm" svg:x="2cm" svg:y="22.3cm">
          <text:p text:style-name="P6"><text:span text:style-name="T6">x</text:span><text:span text:style-name="T7">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7" draw:layer="layout" draw:type="line" svg:x1="4cm" svg:y1="17.615cm" svg:x2="11cm" svg:y2="2.45cm" draw:start-shape="id1" draw:start-glue-point="7" draw:end-shape="id2" draw:end-glue-point="6" svg:d="M4000 17615l7000-15165" svg:viewBox="0 0 7001 15166">
          <text:p/>
        </draw:connector>
        <draw:connector draw:style-name="gr5" draw:text-style-name="P7" draw:layer="layout" draw:type="line" svg:x1="4cm" svg:y1="17.615cm" svg:x2="11.001cm" svg:y2="5.451cm" draw:start-shape="id1" draw:start-glue-point="7" draw:end-shape="id3" draw:end-glue-point="6" svg:d="M4000 17615l7001-12164" svg:viewBox="0 0 7002 12165">
          <text:p/>
        </draw:connector>
        <draw:connector draw:style-name="gr5" draw:text-style-name="P7" draw:layer="layout" draw:type="line" svg:x1="4cm" svg:y1="17.615cm" svg:x2="11.002cm" svg:y2="8.452cm" draw:start-shape="id1" draw:start-glue-point="7" draw:end-shape="id4" draw:end-glue-point="6" svg:d="M4000 17615l7002-9163" svg:viewBox="0 0 7003 9164">
          <text:p/>
        </draw:connector>
        <draw:connector draw:style-name="gr5" draw:text-style-name="P7" draw:layer="layout" draw:type="line" svg:x1="4cm" svg:y1="17.615cm" svg:x2="11.004cm" svg:y2="11.454cm" draw:start-shape="id1" draw:start-glue-point="7" draw:end-shape="id5" draw:end-glue-point="6" svg:d="M4000 17615l7004-6161" svg:viewBox="0 0 7005 6162">
          <text:p/>
        </draw:connector>
        <draw:connector draw:style-name="gr5" draw:text-style-name="P7" draw:layer="layout" draw:type="line" svg:x1="4cm" svg:y1="17.615cm" svg:x2="11.004cm" svg:y2="14.454cm" draw:start-shape="id1" draw:start-glue-point="7" draw:end-shape="id6" draw:end-glue-point="6" svg:d="M4000 17615l7004-3161" svg:viewBox="0 0 7005 3162">
          <text:p/>
        </draw:connector>
        <draw:connector draw:style-name="gr5" draw:text-style-name="P7" draw:layer="layout" draw:type="line" svg:x1="4cm" svg:y1="17.615cm" svg:x2="11.004cm" svg:y2="17.554cm" draw:start-shape="id1" draw:start-glue-point="7" draw:end-shape="id7" draw:end-glue-point="6" svg:d="M4000 17615l7004-61" svg:viewBox="0 0 7005 62">
          <text:p/>
        </draw:connector>
        <draw:connector draw:style-name="gr5" draw:text-style-name="P7" draw:layer="layout" draw:type="line" svg:x1="4cm" svg:y1="17.615cm" svg:x2="11.004cm" svg:y2="20.454cm" draw:start-shape="id1" draw:start-glue-point="7" draw:end-shape="id8" draw:end-glue-point="6" svg:d="M4000 17615l7004 2839" svg:viewBox="0 0 7005 2840">
          <text:p/>
        </draw:connector>
        <draw:connector draw:style-name="gr5" draw:text-style-name="P7" draw:layer="layout" draw:type="line" svg:x1="4cm" svg:y1="17.615cm" svg:x2="11.005cm" svg:y2="23.455cm" draw:start-shape="id1" draw:start-glue-point="7" draw:end-shape="id9" draw:end-glue-point="6" svg:d="M4000 17615l7005 5840" svg:viewBox="0 0 7006 5841">
          <text:p/>
        </draw:connector>
        <draw:connector draw:style-name="gr5" draw:text-style-name="P7" draw:layer="layout" draw:type="line" svg:x1="4cm" svg:y1="17.615cm" svg:x2="11.006cm" svg:y2="26.456cm" draw:start-shape="id1" draw:start-glue-point="7" draw:end-shape="id10" draw:end-glue-point="6" svg:d="M4000 17615l7006 8841" svg:viewBox="0 0 7007 8842">
          <text:p/>
        </draw:connector>
        <draw:connector draw:style-name="gr5" draw:text-style-name="P7" draw:layer="layout" draw:type="line" svg:x1="4cm" svg:y1="17.615cm" svg:x2="11.007cm" svg:y2="29.457cm" draw:start-shape="id1" draw:start-glue-point="7" draw:end-shape="id11" draw:end-glue-point="6" svg:d="M4000 17615l7007 11842" svg:viewBox="0 0 7008 11843">
          <text:p/>
        </draw:connector>
        <draw:connector draw:style-name="gr5" draw:text-style-name="P7" draw:layer="layout" draw:type="line" svg:x1="4cm" svg:y1="17.615cm" svg:x2="11.008cm" svg:y2="32.458cm" draw:start-shape="id1" draw:start-glue-point="7" draw:end-shape="id12" draw:end-glue-point="6" svg:d="M4000 17615l7008 14843" svg:viewBox="0 0 7009 14844">
          <text:p/>
        </draw:connector>
        <draw:connector draw:style-name="gr5" draw:text-style-name="P7" draw:layer="layout" draw:type="line" svg:x1="4cm" svg:y1="17.615cm" svg:x2="11.009cm" svg:y2="35.459cm" draw:start-shape="id1" draw:start-glue-point="7" draw:end-shape="id13" draw:end-glue-point="6" svg:d="M4000 17615l7009 17844" svg:viewBox="0 0 7010 17845">
          <text:p/>
        </draw:connector>
        <draw:connector draw:style-name="gr5" draw:text-style-name="P7" draw:layer="layout" draw:type="line" svg:x1="4cm" svg:y1="17.615cm" svg:x2="11.01cm" svg:y2="38.46cm" draw:start-shape="id1" draw:start-glue-point="7" draw:end-shape="id14" draw:end-glue-point="6" svg:d="M4000 17615l7010 20845" svg:viewBox="0 0 7011 20846">
          <text:p/>
        </draw:connector>
        <draw:connector draw:style-name="gr5" draw:text-style-name="P7" draw:layer="layout" draw:type="line" svg:x1="4cm" svg:y1="23.3cm" svg:x2="11.01cm" svg:y2="38.46cm" draw:start-shape="id15" draw:start-glue-point="7" draw:end-shape="id14" draw:end-glue-point="6" svg:d="M4000 23300l7010 15160" svg:viewBox="0 0 7011 15161">
          <text:p/>
        </draw:connector>
        <draw:connector draw:style-name="gr5" draw:text-style-name="P7" draw:layer="layout" draw:type="line" svg:x1="4cm" svg:y1="23.3cm" svg:x2="11.009cm" svg:y2="35.459cm" draw:start-shape="id15" draw:start-glue-point="7" draw:end-shape="id13" draw:end-glue-point="6" svg:d="M4000 23300l7009 12159" svg:viewBox="0 0 7010 12160">
          <text:p/>
        </draw:connector>
        <draw:connector draw:style-name="gr5" draw:text-style-name="P7" draw:layer="layout" draw:type="line" svg:x1="4cm" svg:y1="23.3cm" svg:x2="11.008cm" svg:y2="32.458cm" draw:start-shape="id15" draw:start-glue-point="7" draw:end-shape="id12" draw:end-glue-point="6" svg:d="M4000 23300l7008 9158" svg:viewBox="0 0 7009 9159">
          <text:p/>
        </draw:connector>
        <draw:connector draw:style-name="gr5" draw:text-style-name="P7" draw:layer="layout" draw:type="line" svg:x1="4cm" svg:y1="23.3cm" svg:x2="11.007cm" svg:y2="29.457cm" draw:start-shape="id15" draw:start-glue-point="7" draw:end-shape="id11" draw:end-glue-point="6" svg:d="M4000 23300l7007 6157" svg:viewBox="0 0 7008 6158">
          <text:p/>
        </draw:connector>
        <draw:connector draw:style-name="gr5" draw:text-style-name="P7" draw:layer="layout" draw:type="line" svg:x1="4cm" svg:y1="23.3cm" svg:x2="11.006cm" svg:y2="26.456cm" draw:start-shape="id15" draw:start-glue-point="7" draw:end-shape="id10" draw:end-glue-point="6" svg:d="M4000 23300l7006 3156" svg:viewBox="0 0 7007 3157">
          <text:p/>
        </draw:connector>
        <draw:connector draw:style-name="gr5" draw:text-style-name="P7" draw:layer="layout" draw:type="line" svg:x1="4cm" svg:y1="23.3cm" svg:x2="11.005cm" svg:y2="23.455cm" draw:start-shape="id15" draw:start-glue-point="7" draw:end-shape="id9" draw:end-glue-point="6" svg:d="M4000 23300l7005 155" svg:viewBox="0 0 7006 156">
          <text:p/>
        </draw:connector>
        <draw:connector draw:style-name="gr5" draw:text-style-name="P7" draw:layer="layout" draw:type="line" svg:x1="4cm" svg:y1="23.3cm" svg:x2="11.004cm" svg:y2="20.454cm" draw:start-shape="id15" draw:start-glue-point="7" draw:end-shape="id8" draw:end-glue-point="6" svg:d="M4000 23300l7004-2846" svg:viewBox="0 0 7005 2847">
          <text:p/>
        </draw:connector>
        <draw:connector draw:style-name="gr5" draw:text-style-name="P7" draw:layer="layout" draw:type="line" svg:x1="4cm" svg:y1="23.3cm" svg:x2="11.004cm" svg:y2="17.554cm" draw:start-shape="id15" draw:start-glue-point="7" draw:end-shape="id7" draw:end-glue-point="6" svg:d="M4000 23300l7004-5746" svg:viewBox="0 0 7005 5747">
          <text:p/>
        </draw:connector>
        <draw:connector draw:style-name="gr5" draw:text-style-name="P7" draw:layer="layout" draw:type="line" svg:x1="4cm" svg:y1="23.3cm" svg:x2="11.004cm" svg:y2="14.454cm" draw:start-shape="id15" draw:start-glue-point="7" draw:end-shape="id6" draw:end-glue-point="6" svg:d="M4000 23300l7004-8846" svg:viewBox="0 0 7005 8847">
          <text:p/>
        </draw:connector>
        <draw:connector draw:style-name="gr5" draw:text-style-name="P7" draw:layer="layout" draw:type="line" svg:x1="4cm" svg:y1="23.3cm" svg:x2="11.004cm" svg:y2="11.454cm" draw:start-shape="id15" draw:start-glue-point="7" draw:end-shape="id5" draw:end-glue-point="6" svg:d="M4000 23300l7004-11846" svg:viewBox="0 0 7005 11847">
          <text:p/>
        </draw:connector>
        <draw:connector draw:style-name="gr5" draw:text-style-name="P7" draw:layer="layout" draw:type="line" svg:x1="4cm" svg:y1="23.3cm" svg:x2="11.002cm" svg:y2="8.452cm" draw:start-shape="id15" draw:start-glue-point="7" draw:end-shape="id4" draw:end-glue-point="6" svg:d="M4000 23300l7002-14848" svg:viewBox="0 0 7003 14849">
          <text:p/>
        </draw:connector>
        <draw:connector draw:style-name="gr5" draw:text-style-name="P7" draw:layer="layout" draw:type="line" svg:x1="4cm" svg:y1="23.3cm" svg:x2="11.001cm" svg:y2="5.451cm" draw:start-shape="id15" draw:start-glue-point="7" draw:end-shape="id3" draw:end-glue-point="6" svg:d="M4000 23300l7001-17849" svg:viewBox="0 0 7002 17850">
          <text:p/>
        </draw:connector>
        <draw:connector draw:style-name="gr5" draw:text-style-name="P7" draw:layer="layout" draw:type="line" svg:x1="4cm" svg:y1="23.3cm" svg:x2="11cm" svg:y2="2.45cm" draw:start-shape="id15" draw:start-glue-point="7" draw:end-shape="id2" draw:end-glue-point="6" svg:d="M4000 23300l7000-20850" svg:viewBox="0 0 7001 20851">
          <text:p/>
        </draw:connector>
        <draw:custom-shape draw:style-name="gr6" draw:text-style-name="P9" xml:id="id17" draw:id="id17" draw:layer="layout" svg:width="2.2cm" svg:height="2.2cm" svg:x="22.9cm" svg:y="19.4cm">
          <text:p text:style-name="P8"><text:span text:style-name="T8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6" draw:id="id16" draw:layer="layout" svg:width="2cm" svg:height="2cm" svg:x="23cm" svg:y="22.9cm">
          <text:p text:style-name="P6"><text:span text:style-name="T6">w</text:span><text:span text:style-name="T7">0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5" draw:text-style-name="P7" draw:layer="layout" draw:type="line" svg:x1="24cm" svg:y1="22.9cm" svg:x2="24cm" svg:y2="21.6cm" draw:start-shape="id16" draw:start-glue-point="4" draw:end-shape="id17" draw:end-glue-point="8" svg:d="M24000 22900v-1300" svg:viewBox="0 0 1 1301">
          <text:p/>
        </draw:connector>
        <draw:connector draw:style-name="gr7" draw:text-style-name="P10" draw:layer="layout" draw:type="line" svg:x1="13.504cm" svg:y1="20.454cm" svg:x2="22.9cm" svg:y2="20.5cm" draw:start-shape="id8" draw:start-glue-point="10" draw:end-shape="id17" draw:end-glue-point="6" svg:d="M13504 20454l9396 46" svg:viewBox="0 0 9397 47">
          <text:p/>
        </draw:connector>
        <draw:frame draw:style-name="gr8" draw:text-style-name="P12" draw:layer="layout" svg:width="2.035cm" svg:height="1.105cm" svg:x="15.065cm" svg:y="19.4cm">
          <draw:text-box>
            <text:p text:style-name="P11"><text:span text:style-name="T9">λ</text:span><text:span text:style-name="T10">23</text:span><text:span text:style-name="T11"> y</text:span><text:span text:style-name="T10">23</text:span></text:p>
          </draw:text-box>
        </draw:frame>
        <draw:connector draw:style-name="gr5" draw:text-style-name="P7" draw:layer="layout" draw:type="line" svg:x1="25.1cm" svg:y1="20.5cm" svg:x2="26.716cm" svg:y2="20.489cm" draw:start-shape="id17" draw:start-glue-point="10" svg:d="M25100 20500l1616-11" svg:viewBox="0 0 1617 12">
          <text:p/>
        </draw:connector>
        <draw:connector draw:style-name="gr5" draw:text-style-name="P7" draw:layer="layout" draw:type="line" svg:x1="13.505cm" svg:y1="23.455cm" svg:x2="22.9cm" svg:y2="20.5cm" draw:start-shape="id9" draw:start-glue-point="10" draw:end-shape="id17" draw:end-glue-point="6" svg:d="M13505 23455l9395-2955" svg:viewBox="0 0 9396 2956">
          <text:p/>
        </draw:connector>
        <draw:connector draw:style-name="gr5" draw:text-style-name="P7" draw:layer="layout" draw:type="line" svg:x1="13.506cm" svg:y1="26.456cm" svg:x2="22.9cm" svg:y2="20.5cm" draw:start-shape="id10" draw:start-glue-point="10" draw:end-shape="id17" draw:end-glue-point="6" svg:d="M13506 26456l9394-5956" svg:viewBox="0 0 9395 5957">
          <text:p/>
        </draw:connector>
        <draw:connector draw:style-name="gr5" draw:text-style-name="P7" draw:layer="layout" draw:type="line" svg:x1="13.507cm" svg:y1="29.457cm" svg:x2="23.222cm" svg:y2="21.278cm" draw:start-shape="id11" draw:start-glue-point="10" draw:end-shape="id17" draw:end-glue-point="7" svg:d="M13507 29457l9715-8179" svg:viewBox="0 0 9716 8180">
          <text:p/>
        </draw:connector>
        <draw:connector draw:style-name="gr5" draw:text-style-name="P7" draw:layer="layout" draw:type="line" svg:x1="13.508cm" svg:y1="32.458cm" svg:x2="23.222cm" svg:y2="21.278cm" draw:start-shape="id12" draw:start-glue-point="10" draw:end-shape="id17" draw:end-glue-point="7" svg:d="M13508 32458l9714-11180" svg:viewBox="0 0 9715 11181">
          <text:p/>
        </draw:connector>
        <draw:connector draw:style-name="gr5" draw:text-style-name="P7" draw:layer="layout" draw:type="line" svg:x1="13.509cm" svg:y1="35.459cm" svg:x2="23.222cm" svg:y2="21.278cm" draw:start-shape="id13" draw:start-glue-point="10" draw:end-shape="id17" draw:end-glue-point="7" svg:d="M13509 35459l9713-14181" svg:viewBox="0 0 9714 14182">
          <text:p/>
        </draw:connector>
        <draw:connector draw:style-name="gr5" draw:text-style-name="P7" draw:layer="layout" draw:type="line" svg:x1="13.51cm" svg:y1="38.46cm" svg:x2="23.222cm" svg:y2="21.278cm" draw:start-shape="id14" draw:start-glue-point="10" draw:end-shape="id17" draw:end-glue-point="7" svg:d="M13510 38460l9712-17182" svg:viewBox="0 0 9713 17183">
          <text:p/>
        </draw:connector>
        <draw:connector draw:style-name="gr5" draw:text-style-name="P7" draw:layer="layout" draw:type="line" svg:x1="13.5cm" svg:y1="2.45cm" svg:x2="23.222cm" svg:y2="19.722cm" draw:start-shape="id2" draw:start-glue-point="10" draw:end-shape="id17" draw:end-glue-point="5" svg:d="M13500 2450l9722 17272" svg:viewBox="0 0 9723 17273">
          <text:p/>
        </draw:connector>
        <draw:connector draw:style-name="gr5" draw:text-style-name="P7" draw:layer="layout" draw:type="line" svg:x1="13.501cm" svg:y1="5.451cm" svg:x2="23.222cm" svg:y2="19.722cm" draw:start-shape="id3" draw:start-glue-point="10" draw:end-shape="id17" draw:end-glue-point="5" svg:d="M13501 5451l9721 14271" svg:viewBox="0 0 9722 14272">
          <text:p/>
        </draw:connector>
        <draw:connector draw:style-name="gr5" draw:text-style-name="P7" draw:layer="layout" draw:type="line" svg:x1="13.502cm" svg:y1="8.452cm" svg:x2="23.222cm" svg:y2="19.722cm" draw:start-shape="id4" draw:start-glue-point="10" draw:end-shape="id17" draw:end-glue-point="5" svg:d="M13502 8452l9720 11270" svg:viewBox="0 0 9721 11271">
          <text:p/>
        </draw:connector>
        <draw:connector draw:style-name="gr5" draw:text-style-name="P7" draw:layer="layout" draw:type="line" svg:x1="13.504cm" svg:y1="11.454cm" svg:x2="23.222cm" svg:y2="19.722cm" draw:start-shape="id5" draw:start-glue-point="10" draw:end-shape="id17" draw:end-glue-point="5" svg:d="M13504 11454l9718 8268" svg:viewBox="0 0 9719 8269">
          <text:p/>
        </draw:connector>
        <draw:connector draw:style-name="gr5" draw:text-style-name="P7" draw:layer="layout" draw:type="line" svg:x1="13.504cm" svg:y1="14.454cm" svg:x2="22.9cm" svg:y2="20.5cm" draw:start-shape="id6" draw:start-glue-point="10" draw:end-shape="id17" draw:end-glue-point="6" svg:d="M13504 14454l9396 6046" svg:viewBox="0 0 9397 6047">
          <text:p/>
        </draw:connector>
        <draw:connector draw:style-name="gr5" draw:text-style-name="P7" draw:layer="layout" draw:type="line" svg:x1="13.504cm" svg:y1="17.554cm" svg:x2="22.9cm" svg:y2="20.5cm" draw:start-shape="id7" draw:start-glue-point="10" draw:end-shape="id17" draw:end-glue-point="6" svg:d="M13504 17554l9396 2946" svg:viewBox="0 0 9397 2947">
          <text:p/>
        </draw:connector>
        <draw:frame draw:style-name="gr8" draw:text-style-name="P12" draw:layer="layout" svg:width="2.035cm" svg:height="1.105cm" draw:transform="rotate (-0.345051593119279) translate (15.212cm 16.684cm)">
          <draw:text-box>
            <text:p text:style-name="P11"><text:span text:style-name="T9">λ</text:span><text:span text:style-name="T12">15</text:span><text:span text:style-name="T11"> y</text:span><text:span text:style-name="T10">15</text:span></text:p>
          </draw:text-box>
        </draw:frame>
        <draw:frame draw:style-name="gr8" draw:text-style-name="P12" draw:layer="layout" svg:width="2.035cm" svg:height="1.105cm" draw:transform="rotate (-0.522027979271505) translate (15.576cm 14.461cm)">
          <draw:text-box>
            <text:p text:style-name="P11"><text:span text:style-name="T9">λ</text:span><text:span text:style-name="T10">12</text:span><text:span text:style-name="T11"> y</text:span><text:span text:style-name="T10">12</text:span></text:p>
          </draw:text-box>
        </draw:frame>
        <draw:frame draw:style-name="gr9" draw:text-style-name="P12" draw:layer="layout" svg:width="2.001cm" svg:height="1.105cm" draw:transform="rotate (-0.68032934242739) translate (15.835cm 11.994cm)">
          <draw:text-box>
            <text:p text:style-name="P11"><text:span text:style-name="T9">λ</text:span><text:span text:style-name="T12">11</text:span><text:span text:style-name="T11"> y</text:span><text:span text:style-name="T10">11</text:span></text:p>
          </draw:text-box>
        </draw:frame>
        <draw:frame draw:style-name="gr10" draw:text-style-name="P12" draw:layer="layout" svg:width="1.661cm" svg:height="1.105cm" draw:transform="rotate (-0.794997474283418) translate (15.908cm 9.668cm)">
          <draw:text-box>
            <text:p text:style-name="P11"><text:span text:style-name="T9">λ</text:span><text:span text:style-name="T10">9</text:span><text:span text:style-name="T11"> y</text:span><text:span text:style-name="T10">9</text:span></text:p>
          </draw:text-box>
        </draw:frame>
        <draw:frame draw:style-name="gr10" draw:text-style-name="P12" draw:layer="layout" svg:width="1.661cm" svg:height="1.105cm" draw:transform="rotate (-0.967610537305657) translate (16.314cm 7.55cm)">
          <draw:text-box>
            <text:p text:style-name="P11"><text:span text:style-name="T9">λ</text:span><text:span text:style-name="T12">6</text:span><text:span text:style-name="T11"> y</text:span><text:span text:style-name="T10">6</text:span></text:p>
          </draw:text-box>
        </draw:frame>
        <draw:frame draw:style-name="gr10" draw:text-style-name="P12" draw:layer="layout" svg:width="1.661cm" svg:height="1.105cm" draw:transform="rotate (-0.937416341246154) translate (16.348cm 5.152cm)">
          <draw:text-box>
            <text:p text:style-name="P11"><text:span text:style-name="T9">λ</text:span><text:span text:style-name="T10">2</text:span><text:span text:style-name="T11"> y</text:span><text:span text:style-name="T10">2</text:span></text:p>
          </draw:text-box>
        </draw:frame>
        <draw:frame draw:style-name="gr8" draw:text-style-name="P12" draw:layer="layout" svg:width="2.035cm" svg:height="1.105cm" draw:transform="rotate (0.318871654339364) translate (15.005cm 21.728cm)">
          <draw:text-box>
            <text:p text:style-name="P11"><text:span text:style-name="T9">λ</text:span><text:span text:style-name="T10">25</text:span><text:span text:style-name="T11"> y</text:span><text:span text:style-name="T10">25</text:span></text:p>
          </draw:text-box>
        </draw:frame>
        <draw:frame draw:style-name="gr8" draw:text-style-name="P12" draw:layer="layout" svg:width="2.035cm" svg:height="1.105cm" draw:transform="rotate (0.523075176822701) translate (14.988cm 24.164cm)">
          <draw:text-box>
            <text:p text:style-name="P11"><text:span text:style-name="T9">λ</text:span><text:span text:style-name="T10">28</text:span><text:span text:style-name="T11"> y</text:span><text:span text:style-name="T10">28</text:span></text:p>
          </draw:text-box>
        </draw:frame>
        <draw:frame draw:style-name="gr11" draw:text-style-name="P13" draw:layer="layout" svg:width="2.035cm" svg:height="1.105cm" draw:transform="rotate (0.701622359301721) translate (15.013cm 26.67cm)">
          <draw:text-box>
            <text:p text:style-name="P11"><text:span text:style-name="T9">λ</text:span><text:span text:style-name="T12">30</text:span><text:span text:style-name="T11"> y</text:span><text:span text:style-name="T10">30</text:span></text:p>
          </draw:text-box>
        </draw:frame>
        <draw:frame draw:style-name="gr10" draw:text-style-name="P12" draw:layer="layout" svg:width="1.661cm" svg:height="1.105cm" draw:transform="rotate (0.895877505048689) translate (15.12cm 28.999cm)">
          <draw:text-box>
            <text:p text:style-name="P11"><text:span text:style-name="T9">λ</text:span><text:span text:style-name="T12">3</text:span><text:span text:style-name="T11"> y</text:span><text:span text:style-name="T10">3</text:span></text:p>
          </draw:text-box>
        </draw:frame>
        <draw:frame draw:style-name="gr10" draw:text-style-name="P12" draw:layer="layout" svg:width="1.661cm" svg:height="1.105cm" draw:transform="rotate (0.999200996766754) translate (15.257cm 31.196cm)">
          <draw:text-box>
            <text:p text:style-name="P11"><text:span text:style-name="T9">λ</text:span><text:span text:style-name="T12">7</text:span><text:span text:style-name="T11"> y</text:span><text:span text:style-name="T10">7</text:span></text:p>
          </draw:text-box>
        </draw:frame>
        <draw:frame draw:style-name="gr8" draw:text-style-name="P12" draw:layer="layout" svg:width="2.035cm" svg:height="1.105cm" draw:transform="rotate (1.06028752058656) translate (15.271cm 33.256cm)">
          <draw:text-box>
            <text:p text:style-name="P11"><text:span text:style-name="T9">λ</text:span><text:span text:style-name="T12">31</text:span><text:span text:style-name="T11"> y</text:span><text:span text:style-name="T10">3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8cm" fo:page-height="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09:34:33.165147282</meta:creation-date>
    <dc:date>2021-12-07T13:36:04.465154975</dc:date>
    <meta:editing-duration>PT26M51S</meta:editing-duration>
    <meta:editing-cycles>5</meta:editing-cycles>
    <meta:generator>LibreOffice/6.4.7.2$Linux_X86_64 LibreOffice_project/40$Build-2</meta:generator>
    <meta:document-statistic meta:object-count="73"/>
  </office:meta>
</office:document-meta>
</file>